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</style:style>
    <style:style style:name="P2" style:parent-style-name="Standaard" style:family="paragraph">
      <style:paragraph-properties fo:text-align="center"/>
      <style:text-properties fo:font-size="16pt" style:font-size-asian="16pt"/>
    </style:style>
    <style:style style:family="graphic" style:name="a1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2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draw:frame draw:z-index="251678720" draw:id="id0" draw:style-name="a0" draw:name="Tekstvak 20" text:anchor-type="paragraph" svg:x="-0.36944in" svg:y="9.71389in" svg:width="1.29167in" svg:height="0.75in" style:rel-width="scale" style:rel-height="scale"><draw:text-box><text:p text:style-name="Standaard">levens</text:p></draw:text-box><svg:title/><svg:desc/></draw:frame><draw:frame draw:z-index="251677696" draw:id="id1" draw:style-name="a1" draw:name="Tekstvak 19" text:anchor-type="paragraph" svg:x="4.15139in" svg:y="9.60972in" svg:width="2.84375in" svg:height="0.92708in" style:rel-width="scale" style:rel-height="scale"><draw:text-box><text:p text:style-name="Standaard">score</text:p></draw:text-box><svg:title/><svg:desc/></draw:frame><draw:frame draw:z-index="251676672" draw:id="id2" draw:style-name="a2" draw:name="Tekstvak 18" text:anchor-type="paragraph" svg:x="5.28681in" svg:y="8.37014in" svg:width="1.55208in" svg:height="0.95833in" style:rel-width="scale" style:rel-height="scale"><draw:text-box><text:p text:style-name="Standaard">Ec.</text:p></draw:text-box><svg:title/><svg:desc/></draw:frame><draw:frame draw:z-index="251675648" draw:id="id3" draw:style-name="a3" draw:name="Tekstvak 17" text:anchor-type="paragraph" svg:x="3.16181in" svg:y="8.34931in" svg:width="1.86458in" svg:height="1.01042in" style:rel-width="scale" style:rel-height="scale"><draw:text-box><text:p text:style-name="Standaard"/></draw:text-box><svg:title/><svg:desc/></draw:frame><draw:frame draw:z-index="251674624" draw:id="id4" draw:style-name="a4" draw:name="Tekstvak 16" text:anchor-type="paragraph" svg:x="1.24514in" svg:y="8.31806in" svg:width="1.6875in" svg:height="0.91667in" style:rel-width="scale" style:rel-height="scale"><draw:text-box><text:p text:style-name="Standaard"/></draw:text-box><svg:title/><svg:desc/></draw:frame><draw:frame draw:z-index="251673600" draw:id="id5" draw:style-name="a5" draw:name="Tekstvak 15" text:anchor-type="paragraph" svg:x="-0.60903in" svg:y="8.21389in" svg:width="1.63542in" svg:height="0.92708in" style:rel-width="scale" style:rel-height="scale"><draw:text-box><text:p text:style-name="Standaard"/></draw:text-box><svg:title/><svg:desc/></draw:frame><draw:frame draw:z-index="251672576" draw:id="id6" draw:style-name="a6" draw:name="Tekstvak 14" text:anchor-type="paragraph" svg:x="5.34931in" svg:y="7.27639in" svg:width="1.57292in" svg:height="0.91667in" style:rel-width="scale" style:rel-height="scale"><draw:text-box><text:p text:style-name="Standaard"/></draw:text-box><svg:title/><svg:desc/></draw:frame><draw:frame draw:z-index="251671552" draw:id="id7" draw:style-name="a7" draw:name="Tekstvak 13" text:anchor-type="paragraph" svg:x="3.20347in" svg:y="7.38056in" svg:width="1.83333in" svg:height="0.85417in" style:rel-width="scale" style:rel-height="scale"><draw:text-box><text:p text:style-name="Standaard"/></draw:text-box><svg:title/><svg:desc/></draw:frame><draw:frame draw:z-index="251668480" draw:id="id8" draw:style-name="a8" draw:name="Tekstvak 10" text:anchor-type="paragraph" svg:x="-0.56736in" svg:y="7.39097in" svg:width="1.64583in" svg:height="0.77083in" style:rel-width="scale" style:rel-height="scale"><draw:text-box><text:p text:style-name="Standaard">kaartjes</text:p></draw:text-box><svg:title/><svg:desc/></draw:frame><draw:frame draw:z-index="251670528" draw:id="id9" draw:style-name="a9" draw:name="Tekstvak 11" text:anchor-type="paragraph" svg:x="1.34375in" svg:y="7.47917in" svg:width="1.64583in" svg:height="0.77083in" style:rel-width="scale" style:rel-height="scale"><draw:text-box><text:p text:style-name="Standaard"/></draw:text-box><svg:title/><svg:desc/></draw:frame><draw:frame draw:z-index="251667456" draw:id="id10" draw:style-name="a10" draw:name="Tekstvak 9" text:anchor-type="paragraph" svg:x="1.85972in" svg:y="6.49514in" svg:width="2.71875in" svg:height="0.85417in" style:rel-width="scale" style:rel-height="scale"><draw:text-box><text:p text:style-name="Standaard">foto</text:p></draw:text-box><svg:title/><svg:desc/></draw:frame><draw:frame draw:z-index="251666432" draw:id="id11" draw:style-name="a11" draw:name="Tekstvak 8" text:anchor-type="paragraph" svg:x="-0.96319in" svg:y="5.81806in" svg:width="8.21875in" svg:height="0.67708in" style:rel-width="scale" style:rel-height="scale"><draw:text-box><text:p text:style-name="Standaard">Menu balk</text:p></draw:text-box><svg:title/><svg:desc/></draw:frame><draw:connector draw:type="line" svg:x1="-0.95278in" svg:y1="5.57847in" svg:x2="7.31806in" svg:y2="5.59931in" draw:z-index="251665408" draw:id="id12" draw:style-name="a12" draw:name="Rechte verbindingslijn 7" text:anchor-type="paragraph"><svg:title/><svg:desc/></draw:connector><draw:frame draw:z-index="251664384" draw:id="id13" draw:style-name="a13" draw:name="Tekstvak 6" text:anchor-type="paragraph" svg:x="4.45347in" svg:y="4.06806in" svg:width="2.28125in" svg:height="0.97917in" style:rel-width="scale" style:rel-height="scale"><draw:text-box><text:p text:style-name="Standaard">Overige dingen zoals documentatie</text:p></draw:text-box><svg:title/><svg:desc/></draw:frame><draw:frame draw:z-index="251663360" draw:id="id14" draw:style-name="a14" draw:name="Tekstvak 5" text:anchor-type="paragraph" svg:x="1.88056in" svg:y="4.01597in" svg:width="2.26042in" svg:height="0.96875in" style:rel-width="scale" style:rel-height="scale"><draw:text-box><text:p text:style-name="Standaard">Spel starten button</text:p></draw:text-box><svg:title/><svg:desc/></draw:frame><draw:frame draw:z-index="251662336" draw:id="id15" draw:style-name="a15" draw:name="Tekstvak 4" text:anchor-type="paragraph" svg:x="-0.19236in" svg:y="4.00556in" svg:width="1.88542in" svg:height="0.94792in" style:rel-width="scale" style:rel-height="scale"><draw:text-box><text:p text:style-name="Standaard">Uitleg button</text:p></draw:text-box><svg:title/><svg:desc/></draw:frame><draw:frame draw:z-index="251661312" draw:id="id16" draw:style-name="a16" draw:name="Tekstvak 3" text:anchor-type="paragraph" svg:x="0.07847in" svg:y="1.30764in" svg:width="6.22917in" svg:height="1.95833in" style:rel-width="scale" style:rel-height="scale"><draw:text-box><text:p text:style-name="Standaard">Welkom op mijn memorie spel ec.</text:p></draw:text-box><svg:title/><svg:desc/></draw:frame><draw:frame draw:z-index="251660288" draw:id="id17" draw:style-name="a17" draw:name="Tekstvak 2" text:anchor-type="paragraph" svg:x="1.51597in" svg:y="-0.06736in" svg:width="3.23958in" svg:height="1.04167in" style:rel-width="scale" style:rel-height="scale"><draw:text-box><text:p text:style-name="Standaard">Memorie foto</text:p></draw:text-box><svg:title/><svg:desc/></draw:frame><draw:frame draw:z-index="251659264" draw:id="id18" draw:style-name="a18" draw:name="Tekstvak 1" text:anchor-type="paragraph" svg:x="-0.96319in" svg:y="-0.96319in" svg:width="8.21875in" svg:height="0.66667in" style:rel-width="scale" style:rel-height="scale"><draw:text-box><text:p text:style-name="P2">Menu balk</text:p></draw:text-box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ck bosman</meta:initial-creator>
    <dc:creator>mick bosman</dc:creator>
    <meta:creation-date>2018-12-03T08:13:00Z</meta:creation-date>
    <dc:date>2018-12-03T08:21:00Z</dc:date>
    <meta:template xlink:href="Normal" xlink:type="simple"/>
    <meta:editing-cycles>4</meta:editing-cycles>
    <meta:editing-duration>PT420S</meta:editing-duration>
    <meta:document-statistic meta:page-count="1" meta:paragraph-count="1" meta:word-count="3" meta:character-count="19" meta:row-count="1" meta:non-whitespace-character-count="17"/>
  </office:meta>
</office:document-meta>
</file>